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58220" draw:textarea-horizontal-align="justify" draw:textarea-vertical-align="middle" draw:auto-grow-height="false" fo:min-height="0.497cm" fo:min-width="0.281cm"/>
    </style:style>
    <style:style style:name="gr4" style:family="graphic" style:parent-style-name="standard">
      <style:graphic-properties draw:textarea-horizontal-align="justify" draw:textarea-vertical-align="middle" draw:auto-grow-height="false" fo:min-height="0.498cm" fo:min-width="0.281cm"/>
    </style:style>
    <style:style style:name="gr5" style:family="graphic" style:parent-style-name="standard">
      <style:graphic-properties draw:textarea-horizontal-align="justify" draw:textarea-vertical-align="middle" draw:auto-grow-height="false" fo:min-height="0.497cm" fo:min-width="0.28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28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24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2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213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stroke="solid" svg:stroke-color="#000000" draw:fill="solid" draw:fill-color="#ffe5ca" draw:textarea-horizontal-align="left" draw:auto-grow-height="true" draw:auto-grow-width="false" fo:min-height="1.423cm" fo:min-width="0cm"/>
    </style:style>
    <style:style style:name="gr12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co1" style:family="table-column">
      <style:table-column-properties style:column-width="2.312cm" style:use-optimal-column-width="false"/>
    </style:style>
    <style:style style:name="co2" style:family="table-column">
      <style:table-column-properties style:column-width="2.329cm" style:use-optimal-column-width="false"/>
    </style:style>
    <style:style style:name="co3" style:family="table-column">
      <style:table-column-properties style:column-width="3.89cm" style:use-optimal-column-width="false"/>
    </style:style>
    <style:style style:name="co4" style:family="table-column">
      <style:table-column-properties style:column-width="5.352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1.234cm"/>
    </style:style>
    <style:style style:name="ro3" style:family="table-row">
      <style:table-row-properties style:row-height="1.232cm"/>
    </style:style>
    <style:style style:name="ce1" style:family="table-cell">
      <loext:graphic-properties draw:textarea-vertical-align="middle"/>
      <style:text-properties fo:font-size="12pt" style:font-size-asian="12pt" style:font-size-complex="12pt"/>
    </style:style>
    <style:style style:name="ce2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ce3" style:family="table-cell">
      <style:paragraph-properties fo:text-align="center"/>
    </style:style>
    <style:style style:name="ce4" style:family="table-cell">
      <loext:graphic-properties draw:textarea-vertical-align="middle"/>
      <style:paragraph-properties fo:text-align="start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58220"/>
      <style:paragraph-properties fo:text-align="center"/>
    </style:style>
    <style:style style:name="P7" style:family="paragraph">
      <loext:graphic-properties draw:fill="solid" draw:fill-color="#ffe5ca"/>
      <style:paragraph-properties fo:text-align="center"/>
      <style:text-properties fo:color="#ce181e" fo:font-weight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8.512cm" svg:height="4.155cm" svg:x="1.367cm" svg:y="11.1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"><text:span text:style-name="T1">01001</text:span></text:p>
              </table:table-cell>
              <table:table-cell>
                <text:p text:style-name="P1"><text:span text:style-name="T1">10101</text:span></text:p>
              </table:table-cell>
              <table:table-cell>
                <text:p text:style-name="P1"><text:span text:style-name="T1">00010</text:span></text:p>
              </table:table-cell>
              <table:table-cell>
                <text:p text:style-name="P1"><text:span text:style-name="T1">10001</text:span></text:p>
              </table:table-cell>
              <table:table-cell>
                <text:p text:style-name="P1"><text:span text:style-name="T1">00111</text:span></text:p>
              </table:table-cell>
              <table:table-cell>
                <text:p text:style-name="P1"><text:span text:style-name="T1">11100</text:span></text:p>
              </table:table-cell>
              <table:table-cell>
                <text:p text:style-name="P1"><text:span text:style-name="T1">01110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XOR distance</text:span><text:span text:style-name="T1"><text:line-break/></text:span><text:span text:style-name="T1">to</text:span><text:span text:style-name="T1"><text:line-break/></text:span><text:span text:style-name="T1">00110</text:span></text:p>
              </table:table-cell>
              <table:table-cell>
                <text:p text:style-name="P1"><text:span text:style-name="T1">15</text:span></text:p>
              </table:table-cell>
              <table:table-cell>
                <text:p text:style-name="P1"><text:span text:style-name="T1">19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23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6</text:span></text:p>
              </table:table-cell>
              <table:table-cell>
                <text:p text:style-name="P1"><text:span text:style-name="T1">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241cm" svg:height="6.167cm" svg:x="6.271cm" svg:y="17.73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3">
                <text:p text:style-name="P1">0</text:p>
              </table:table-cell>
              <table:table-cell table:style-name="ce4">
                <text:p text:style-name="P2"><text:span text:style-name="T1">10101,10001,11100</text:span></text:p>
              </table:table-cell>
            </table:table-row>
            <table:table-row table:style-name="ro2">
              <table:table-cell table:style-name="ce3">
                <text:p text:style-name="P1">1</text:p>
              </table:table-cell>
              <table:table-cell table:style-name="ce4">
                <text:p text:style-name="P2"><text:span text:style-name="T1">01001</text:span></text:p>
              </table:table-cell>
            </table:table-row>
            <table:table-row table:style-name="ro2">
              <table:table-cell table:style-name="ce3">
                <text:p text:style-name="P1">2</text:p>
              </table:table-cell>
              <table:table-cell table:style-name="ce4">
                <text:p text:style-name="P2"><text:span text:style-name="T1">01110</text:span></text:p>
              </table:table-cell>
            </table:table-row>
            <table:table-row table:style-name="ro2">
              <table:table-cell table:style-name="ce3">
                <text:p text:style-name="P1">3</text:p>
              </table:table-cell>
              <table:table-cell table:style-name="ce4">
                <text:p text:style-name="P3">00010</text:p>
              </table:table-cell>
            </table:table-row>
            <table:table-row table:style-name="ro3">
              <table:table-cell table:style-name="ce3">
                <text:p text:style-name="P1">4</text:p>
              </table:table-cell>
              <table:table-cell table:style-name="ce4">
                <text:p text:style-name="P2"><text:span text:style-name="T1">00111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" draw:text-style-name="P4" draw:layer="layout" svg:x1="5.064cm" svg:y1="20.225cm" svg:x2="17.256cm" svg:y2="20.225cm">
          <text:p/>
        </draw:line>
        <draw:frame draw:style-name="gr2" draw:text-style-name="P5" draw:layer="layout" svg:width="3.389cm" svg:height="1.673cm" svg:x="17.383cm" svg:y="19.417cm">
          <draw:text-box>
            <text:p>Saturation<text:line-break/>Depth</text:p>
          </draw:text-box>
        </draw:frame>
        <draw:frame draw:style-name="gr2" draw:text-style-name="P5" draw:layer="layout" svg:width="6.522cm" svg:height="1.673cm" svg:x="7.491cm" svg:y="16.088cm">
          <draw:text-box>
            <text:p>Node 00110 has<text:line-break/>kademlia connectivity</text:p>
          </draw:text-box>
        </draw:frame>
        <draw:custom-shape draw:style-name="gr3" draw:text-style-name="P6" xml:id="id1" draw:id="id1" draw:layer="layout" svg:width="1.105cm" svg:height="1.057cm" svg:x="10.063cm" svg:y="5.44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1" xml:id="id8" draw:id="id8" draw:layer="layout" svg:width="1.105cm" svg:height="1.058cm" svg:x="4.452cm" svg:y="2.87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xml:id="id4" draw:id="id4" draw:layer="layout" svg:width="1.105cm" svg:height="1.057cm" svg:x="9.373cm" svg:y="1.71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xml:id="id2" draw:id="id2" draw:layer="layout" svg:width="1.105cm" svg:height="1.057cm" svg:x="14.896cm" svg:y="3.6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xml:id="id3" draw:id="id3" draw:layer="layout" svg:width="1.105cm" svg:height="1.057cm" svg:x="15.398cm" svg:y="6.6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1" xml:id="id5" draw:id="id5" draw:layer="layout" svg:width="1.105cm" svg:height="1.058cm" svg:x="12.185cm" svg:y="9.5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xml:id="id6" draw:id="id6" draw:layer="layout" svg:width="1.105cm" svg:height="1.057cm" svg:x="7.465cm" svg:y="9.72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1" xml:id="id7" draw:id="id7" draw:layer="layout" svg:width="1.105cm" svg:height="1.057cm" svg:x="3.95cm" svg:y="6.92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6" draw:text-style-name="P5" draw:layer="layout" svg:width="2.259cm" svg:height="0.962cm" svg:x="9.03cm" svg:y="0.969cm">
          <draw:text-box>
            <text:p>01001</text:p>
          </draw:text-box>
        </draw:frame>
        <draw:frame draw:style-name="gr7" draw:text-style-name="P5" draw:layer="layout" svg:width="2.212cm" svg:height="0.962cm" svg:x="11.234cm" svg:y="5.245cm">
          <draw:text-box>
            <text:p>00110</text:p>
          </draw:text-box>
        </draw:frame>
        <draw:frame draw:style-name="gr6" draw:text-style-name="P5" draw:layer="layout" svg:width="2.259cm" svg:height="0.962cm" svg:x="14.595cm" svg:y="2.876cm">
          <draw:text-box>
            <text:p>10101</text:p>
          </draw:text-box>
        </draw:frame>
        <draw:frame draw:style-name="gr6" draw:text-style-name="P5" draw:layer="layout" svg:width="2.259cm" svg:height="0.962cm" svg:x="14.997cm" svg:y="5.879cm">
          <draw:text-box>
            <text:p>00010</text:p>
          </draw:text-box>
        </draw:frame>
        <draw:frame draw:style-name="gr6" draw:text-style-name="P5" draw:layer="layout" svg:width="2.259cm" svg:height="0.962cm" svg:x="13.086cm" svg:y="8.946cm">
          <draw:text-box>
            <text:p>10001</text:p>
          </draw:text-box>
        </draw:frame>
        <draw:frame draw:style-name="gr8" draw:text-style-name="P5" draw:layer="layout" svg:width="2.166cm" svg:height="0.962cm" svg:x="7.164cm" svg:y="8.847cm">
          <draw:text-box>
            <text:p>00111</text:p>
          </draw:text-box>
        </draw:frame>
        <draw:frame draw:style-name="gr9" draw:text-style-name="P5" draw:layer="layout" svg:width="2.166cm" svg:height="0.962cm" svg:x="3.448cm" svg:y="5.992cm">
          <draw:text-box>
            <text:p>11100</text:p>
          </draw:text-box>
        </draw:frame>
        <draw:frame draw:style-name="gr9" draw:text-style-name="P5" draw:layer="layout" svg:width="2.166cm" svg:height="0.962cm" svg:x="4.187cm" svg:y="2.026cm">
          <draw:text-box>
            <text:p>01110</text:p>
          </draw:text-box>
        </draw:frame>
        <draw:connector draw:style-name="gr10" draw:text-style-name="P4" draw:layer="layout" draw:type="line" svg:x1="11.007cm" svg:y1="5.597cm" svg:x2="14.896cm" svg:y2="4.13cm" draw:start-shape="id1" draw:start-glue-point="11" draw:end-shape="id2" draw:end-glue-point="6" svg:d="M11007 5597l3889-1467" svg:viewBox="0 0 3890 1468">
          <text:p/>
        </draw:connector>
        <draw:connector draw:style-name="gr10" draw:text-style-name="P4" draw:layer="layout" draw:type="line" svg:x1="11.168cm" svg:y1="5.972cm" svg:x2="15.398cm" svg:y2="7.216cm" draw:start-shape="id1" draw:start-glue-point="10" draw:end-shape="id3" draw:end-glue-point="6" svg:d="M11168 5972l4230 1244" svg:viewBox="0 0 4231 1245">
          <text:p/>
        </draw:connector>
        <draw:connector draw:style-name="gr10" draw:text-style-name="P4" draw:layer="layout" draw:type="line" svg:x1="10.616cm" svg:y1="5.443cm" svg:x2="9.926cm" svg:y2="2.773cm" draw:start-shape="id1" draw:start-glue-point="4" draw:end-shape="id4" draw:end-glue-point="8" svg:d="M10616 5443l-690-2670" svg:viewBox="0 0 691 2671">
          <text:p/>
        </draw:connector>
        <draw:connector draw:style-name="gr10" draw:text-style-name="P4" draw:layer="layout" draw:type="line" svg:x1="11.007cm" svg:y1="6.346cm" svg:x2="12.738cm" svg:y2="9.51cm" draw:start-shape="id1" draw:start-glue-point="9" draw:end-shape="id5" draw:end-glue-point="4" svg:d="M11007 6346l1731 3164" svg:viewBox="0 0 1732 3165">
          <text:p/>
        </draw:connector>
        <draw:connector draw:style-name="gr10" draw:text-style-name="P4" draw:layer="layout" draw:type="line" svg:x1="10.616cm" svg:y1="6.5cm" svg:x2="8.409cm" svg:y2="9.876cm" draw:start-shape="id1" draw:start-glue-point="8" draw:end-shape="id6" draw:end-glue-point="11" svg:d="M10616 6500l-2207 3376" svg:viewBox="0 0 2208 3377">
          <text:p/>
        </draw:connector>
        <draw:connector draw:style-name="gr10" draw:text-style-name="P4" draw:layer="layout" draw:type="line" svg:x1="10.063cm" svg:y1="5.972cm" svg:x2="5.055cm" svg:y2="7.456cm" draw:start-shape="id1" draw:start-glue-point="6" draw:end-shape="id7" svg:d="M10063 5972l-5008 1484" svg:viewBox="0 0 5009 1485">
          <text:p/>
        </draw:connector>
        <draw:connector draw:style-name="gr10" draw:text-style-name="P4" draw:layer="layout" draw:type="line" svg:x1="10.224cm" svg:y1="5.597cm" svg:x2="5.557cm" svg:y2="3.401cm" draw:start-shape="id1" draw:start-glue-point="5" draw:end-shape="id8" draw:end-glue-point="10" svg:d="M10224 5597l-4667-2196" svg:viewBox="0 0 4668 2197">
          <text:p/>
        </draw:connector>
        <draw:frame draw:style-name="gr11" draw:text-style-name="P7" draw:layer="layout" svg:width="13.718cm" svg:height="1.673cm" svg:x="3.54cm" svg:y="24.715cm">
          <draw:text-box>
            <text:p text:style-name="P1"><text:span text:style-name="T2">Unconnected nodes in the network can be reached through nodes in the bin they fall into </text:span></text:p>
          </draw:text-box>
        </draw:frame>
        <draw:custom-shape draw:style-name="gr4" draw:text-style-name="P1" xml:id="id9" draw:id="id9" draw:layer="layout" svg:width="1.105cm" svg:height="1.058cm" svg:x="1.039cm" svg:y="4.39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9" draw:text-style-name="P5" draw:layer="layout" svg:width="2.119cm" svg:height="0.962cm" svg:x="0.774cm" svg:y="3.549cm">
          <draw:text-box>
            <text:p>11110</text:p>
          </draw:text-box>
        </draw:frame>
        <draw:connector draw:style-name="gr12" draw:text-style-name="P4" draw:layer="layout" draw:type="line" svg:x1="2.144cm" svg:y1="4.924cm" svg:x2="3.95cm" svg:y2="7.456cm" draw:start-shape="id9" draw:start-glue-point="10" draw:end-shape="id7" draw:end-glue-point="3" svg:d="M2144 4924l1806 2532" svg:viewBox="0 0 1807 25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5T18:24:43.029828052</meta:creation-date>
    <dc:date>2018-05-27T21:48:41.440370026</dc:date>
    <meta:editing-duration>PT18M45S</meta:editing-duration>
    <meta:editing-cycles>3</meta:editing-cycles>
    <meta:generator>LibreOffice/6.0.4.2$Linux_X86_64 LibreOffice_project/00m0$Build-2</meta:generator>
    <meta:document-statistic meta:object-count="32"/>
  </office:meta>
</office:document-meta>
</file>